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placeholder="true">
          <draw:text-box/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S/A &amp; S/D of <text:line-break/>Csv file hierarch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operator / route / license plate</text:p>
              </text:list-item>
              <text:list-item>
                <text:p>For example:</text:p>
              </text:list-item>
              <text:list-item>
                <text:p>Operator1</text:p>
                <text:list>
                  <text:list-item>
                    <text:p>route A</text:p>
                    <text:list>
                      <text:list-item>
                        <text:p>plate-000</text:p>
                      </text:list-item>
                      <text:list-item>
                        <text:p>plate-001</text:p>
                      </text:list-item>
                      <text:list-item>
                        <text:p>( and so on… )</text:p>
                      </text:list-item>
                    </text:list>
                  </text:list-item>
                  <text:list-item>
                    <text:p>route B</text:p>
                  </text:list-item>
                </text:list>
              </text:list-item>
              <text:list-item>
                <text:p>Operator2</text:p>
              </text:list-item>
              <text:list-item>
                <text:p>( And so on… 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8T10:35:38.385361016</meta:creation-date>
    <meta:editing-duration>PT7M41S</meta:editing-duration>
    <meta:editing-cycles>2</meta:editing-cycles>
    <meta:generator>LibreOffice/6.0.7.3$Linux_X86_64 LibreOffice_project/00m0$Build-3</meta:generator>
    <dc:title>Impress</dc:title>
    <dc:date>2020-07-18T10:43:19.238851146</dc:date>
    <meta:document-statistic meta:object-count="42"/>
  </office:meta>
</office:document-meta>
</file>